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079ac5" officeooo:paragraph-rsid="00043f87"/>
    </style:style>
    <style:style style:name="P4" style:family="paragraph" style:parent-style-name="Text_20_body">
      <style:text-properties officeooo:rsid="000e6cd9" officeooo:paragraph-rsid="00043f87"/>
    </style:style>
    <style:style style:name="P5" style:family="paragraph" style:parent-style-name="Text_20_body">
      <style:paragraph-properties fo:text-align="start" style:justify-single-word="false"/>
      <style:text-properties officeooo:paragraph-rsid="00043f87"/>
    </style:style>
    <style:style style:name="P6" style:family="paragraph" style:parent-style-name="Text_20_body">
      <style:text-properties officeooo:rsid="000ae430" officeooo:paragraph-rsid="00043f87"/>
    </style:style>
    <style:style style:name="P7" style:family="paragraph" style:parent-style-name="Text_20_body">
      <style:text-properties officeooo:rsid="000c542a" officeooo:paragraph-rsid="00043f87"/>
    </style:style>
    <style:style style:name="P8" style:family="paragraph" style:parent-style-name="Text_20_body">
      <style:text-properties officeooo:rsid="000c9908" officeooo:paragraph-rsid="00043f87"/>
    </style:style>
    <style:style style:name="P9" style:family="paragraph" style:parent-style-name="Text_20_body">
      <style:text-properties officeooo:rsid="000d9b1e" officeooo:paragraph-rsid="00043f87"/>
    </style:style>
    <style:style style:name="P10" style:family="paragraph" style:parent-style-name="Text_20_body">
      <style:paragraph-properties fo:text-align="center" style:justify-single-word="false"/>
      <style:text-properties officeooo:paragraph-rsid="0007236e"/>
    </style:style>
    <style:style style:name="P11" style:family="paragraph" style:parent-style-name="Title">
      <style:text-properties officeooo:rsid="00079ac5" officeooo:paragraph-rsid="00043f87"/>
    </style:style>
    <style:style style:name="P12" style:family="paragraph" style:parent-style-name="Title">
      <style:text-properties officeooo:paragraph-rsid="00043f87"/>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0e6cd9" officeooo:paragraph-rsid="000a0bbc"/>
    </style:style>
    <style:style style:name="P21" style:family="paragraph" style:parent-style-name="Heading_20_1">
      <style:paragraph-properties fo:break-before="page"/>
      <style:text-properties officeooo:paragraph-rsid="0014303b"/>
    </style:style>
    <style:style style:name="P22" style:family="paragraph" style:parent-style-name="Heading_20_2">
      <style:text-properties officeooo:paragraph-rsid="000a0bbc"/>
    </style:style>
    <style:style style:name="P23" style:family="paragraph" style:parent-style-name="Heading_20_2">
      <style:text-properties officeooo:rsid="0012e226" officeooo:paragraph-rsid="0014303b"/>
    </style:style>
    <style:style style:name="P24" style:family="paragraph" style:parent-style-name="Heading_20_2">
      <style:text-properties officeooo:paragraph-rsid="0014303b"/>
    </style:style>
    <style:style style:name="P25" style:family="paragraph" style:parent-style-name="Heading_20_3">
      <style:text-properties officeooo:rsid="0014303b" officeooo:paragraph-rsid="0014303b"/>
    </style:style>
    <style:style style:name="P26" style:family="paragraph" style:parent-style-name="Heading_20_3">
      <style:text-properties style:font-name="Liberation Sans" fo:font-size="14pt" fo:font-weight="bold" officeooo:rsid="00143e54" officeooo:paragraph-rsid="00143e54" style:font-name-asian="Microsoft YaHei" style:font-size-asian="14pt" style:font-weight-asian="bold" style:font-name-complex="Arial" style:font-size-complex="14pt" style:font-weight-complex="bold"/>
    </style:style>
    <style:style style:name="P27" style:family="paragraph" style:parent-style-name="Heading_20_3">
      <style:text-properties officeooo:rsid="00143e54" officeooo:paragraph-rsid="00143e54"/>
    </style:style>
    <style:style style:name="P28" style:family="paragraph" style:parent-style-name="Text_20_body">
      <style:text-properties officeooo:rsid="000e6cd9" officeooo:paragraph-rsid="00043f87"/>
    </style:style>
    <style:style style:name="P29" style:family="paragraph" style:parent-style-name="Text_20_body">
      <style:text-properties officeooo:paragraph-rsid="000a0bbc"/>
    </style:style>
    <style:style style:name="P30" style:family="paragraph" style:parent-style-name="Text_20_body">
      <style:text-properties officeooo:rsid="000a66db" officeooo:paragraph-rsid="000a66db"/>
    </style:style>
    <style:style style:name="P31" style:family="paragraph" style:parent-style-name="Text_20_body">
      <style:text-properties officeooo:rsid="000b78bc" officeooo:paragraph-rsid="000b78bc"/>
    </style:style>
    <style:style style:name="P32" style:family="paragraph" style:parent-style-name="Text_20_body">
      <style:text-properties officeooo:rsid="000dda4e" officeooo:paragraph-rsid="000dda4e"/>
    </style:style>
    <style:style style:name="P33" style:family="paragraph" style:parent-style-name="Text_20_body">
      <style:text-properties officeooo:paragraph-rsid="000dda4e"/>
    </style:style>
    <style:style style:name="P34" style:family="paragraph" style:parent-style-name="Text_20_body">
      <style:text-properties officeooo:rsid="000f90e9" officeooo:paragraph-rsid="000f90e9"/>
    </style:style>
    <style:style style:name="P35" style:family="paragraph" style:parent-style-name="Text_20_body">
      <style:text-properties officeooo:rsid="000fedc2" officeooo:paragraph-rsid="000fedc2"/>
    </style:style>
    <style:style style:name="P36" style:family="paragraph" style:parent-style-name="Text_20_body">
      <style:text-properties officeooo:rsid="0012e226" officeooo:paragraph-rsid="0012e226"/>
    </style:style>
    <style:style style:name="P37" style:family="paragraph" style:parent-style-name="Text_20_body">
      <style:text-properties officeooo:paragraph-rsid="0012e226"/>
    </style:style>
    <style:style style:name="P38" style:family="paragraph" style:parent-style-name="Text_20_body">
      <style:text-properties officeooo:rsid="0014303b" officeooo:paragraph-rsid="0014303b"/>
    </style:style>
    <style:style style:name="P39" style:family="paragraph" style:parent-style-name="Text_20_body">
      <style:text-properties officeooo:rsid="00143e54" officeooo:paragraph-rsid="00143e54"/>
    </style:style>
    <style:style style:name="P40" style:family="paragraph" style:parent-style-name="Text_20_body">
      <style:text-properties officeooo:paragraph-rsid="00143e54"/>
    </style:style>
    <style:style style:name="T1" style:family="text">
      <style:text-properties officeooo:rsid="000d9b1e"/>
    </style:style>
    <style:style style:name="T2" style:family="text">
      <style:text-properties officeooo:rsid="001175ea"/>
    </style:style>
    <style:style style:name="T3" style:family="text">
      <style:text-properties officeooo:rsid="000c9908"/>
    </style:style>
    <style:style style:name="T4" style:family="text">
      <style:text-properties officeooo:rsid="00079ac5"/>
    </style:style>
    <style:style style:name="T5" style:family="text">
      <style:text-properties officeooo:rsid="000fd4ea"/>
    </style:style>
    <style:style style:name="T6" style:family="text">
      <style:text-properties officeooo:rsid="0004a5c4"/>
    </style:style>
    <style:style style:name="T7" style:family="text">
      <style:text-properties style:font-name="Liberation Sans" fo:font-size="18pt" fo:font-weight="bold" officeooo:rsid="00075bf2" style:font-name-asian="Microsoft YaHei" style:font-size-asian="18pt" style:font-weight-asian="bold" style:font-name-complex="Arial" style:font-size-complex="18pt" style:font-weight-complex="bold"/>
    </style:style>
    <style:style style:name="T8" style:family="text">
      <style:text-properties style:font-name="Liberation Sans" fo:font-size="18pt" fo:font-weight="bold" officeooo:rsid="0014303b" style:font-name-asian="Microsoft YaHei" style:font-size-asian="18pt" style:font-weight-asian="bold" style:font-name-complex="Arial" style:font-size-complex="18pt" style:font-weight-complex="bold"/>
    </style:style>
    <style:style style:name="T9" style:family="text">
      <style:text-properties style:font-name="Liberation Sans" fo:font-size="14pt" fo:font-weight="bold" style:font-name-asian="Microsoft YaHei" style:font-size-asian="14pt" style:font-weight-asian="bold" style:font-name-complex="Arial" style:font-size-complex="14pt" style:font-weight-complex="bold"/>
    </style:style>
    <style:style style:name="T10" style:family="text">
      <style:text-properties officeooo:rsid="000a0bbc"/>
    </style:style>
    <style:style style:name="T11" style:family="text">
      <style:text-properties officeooo:rsid="000e6cd9"/>
    </style:style>
    <style:style style:name="T12" style:family="text">
      <style:text-properties officeooo:rsid="000a66db"/>
    </style:style>
    <style:style style:name="T13" style:family="text">
      <style:text-properties officeooo:rsid="000ccae2"/>
    </style:style>
    <style:style style:name="T14" style:family="text">
      <style:text-properties officeooo:rsid="000ce8e8"/>
    </style:style>
    <style:style style:name="T15" style:family="text">
      <style:text-properties officeooo:rsid="000dda4e"/>
    </style:style>
    <style:style style:name="T16" style:family="text">
      <style:text-properties officeooo:rsid="0011c57c"/>
    </style:style>
    <style:style style:name="T17" style:family="text">
      <style:text-properties officeooo:rsid="0012e226"/>
    </style:style>
    <style:style style:name="T18" style:family="text">
      <style:text-properties officeooo:rsid="0014303b"/>
    </style:style>
    <style:style style:name="T19" style:family="text">
      <style:text-properties officeooo:rsid="00143e5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2"><text:span text:style-name="T6">Registre des r</text:span><text:span text:style-name="T4">apport</text:span><text:span text:style-name="T6">s</text:span><text:span text:style-name="T4"> de réunion</text:span></text:p>
      <text:p text:style-name="P10">Théo Delmas</text:p>
      <text:p text:style-name="P10">Lauric Teysseyre</text:p>
      <text:p text:style-name="P10">Pierre-Louis Renon</text:p>
      <text:p text:style-name="P10">Julien Wattier</text:p>
      <text:p text:style-name="P10"/>
      <text:p text:style-name="P10">Université Paul Sabatier</text:p>
      <text:p text:style-name="P10">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Table des matières</text:p>
          </text:index-title>
          <text:p text:style-name="P1"><text:a xlink:type="simple" xlink:href="#__RefHeading___Toc105_2257200912" text:style-name="Index_20_Link" text:visited-style-name="Index_20_Link">Revue de sprint du 21/02/2023<text:tab/>3</text:a></text:p>
          <text:p text:style-name="P2"><text:a xlink:type="simple" xlink:href="#__RefHeading___Toc110_2257200912" text:style-name="Index_20_Link" text:visited-style-name="Index_20_Link">Présentation du travail effectué<text:tab/>3</text:a></text:p>
          <text:p text:style-name="P13"><text:a xlink:type="simple" xlink:href="#__RefHeading___Toc112_2257200912" text:style-name="Index_20_Link" text:visited-style-name="Index_20_Link">Fallback de l’API Rest de documentation<text:tab/>3</text:a></text:p>
          <text:p text:style-name="P13"><text:a xlink:type="simple" xlink:href="#__RefHeading___Toc114_2257200912" text:style-name="Index_20_Link" text:visited-style-name="Index_20_Link">Détection de documentation invalide<text:tab/>3</text:a></text:p>
          <text:p text:style-name="P13"><text:a xlink:type="simple" xlink:href="#__RefHeading___Toc116_2257200912" text:style-name="Index_20_Link" text:visited-style-name="Index_20_Link">Réécriture de domaine dans les documentation<text:tab/>3</text:a></text:p>
          <text:p text:style-name="P13"><text:a xlink:type="simple" xlink:href="#__RefHeading___Toc118_2257200912" text:style-name="Index_20_Link" text:visited-style-name="Index_20_Link">Affichage de la documentation dans la popover<text:tab/>3</text:a></text:p>
          <text:p text:style-name="P13"><text:a xlink:type="simple" xlink:href="#__RefHeading___Toc120_2257200912" text:style-name="Index_20_Link" text:visited-style-name="Index_20_Link">Interpolation dans les documentations<text:tab/>3</text:a></text:p>
          <text:p text:style-name="P2"><text:a xlink:type="simple" xlink:href="#__RefHeading___Toc122_2257200912" text:style-name="Index_20_Link" text:visited-style-name="Index_20_Link">Présentation du travail prévu<text:tab/>4</text:a></text:p>
          <text:p text:style-name="P13"><text:a xlink:type="simple" xlink:href="#__RefHeading___Toc1769_1584085879" text:style-name="Index_20_Link" text:visited-style-name="Index_20_Link">Système de recherche<text:tab/>4</text:a></text:p>
          <text:p text:style-name="P13"><text:a xlink:type="simple" xlink:href="#__RefHeading___Toc126_2257200912" text:style-name="Index_20_Link" text:visited-style-name="Index_20_Link">Extension de la détection de documentation invalide<text:tab/>4</text:a></text:p>
          <text:p text:style-name="P2"><text:a xlink:type="simple" xlink:href="#__RefHeading___Toc128_2257200912" text:style-name="Index_20_Link" text:visited-style-name="Index_20_Link">Discussion<text:tab/>4</text:a></text:p>
          <text:p text:style-name="P13"><text:a xlink:type="simple" xlink:href="#__RefHeading___Toc130_2257200912" text:style-name="Index_20_Link" text:visited-style-name="Index_20_Link">Migration du frontend<text:tab/>4</text:a></text:p>
          <text:p text:style-name="P1"><text:a xlink:type="simple" xlink:href="#__RefHeading___Toc3343_3809709062" text:style-name="Index_20_Link" text:visited-style-name="Index_20_Link">Revue de sprint du 14/03/2023<text:tab/>5</text:a></text:p>
          <text:p text:style-name="P2"><text:a xlink:type="simple" xlink:href="#__RefHeading___Toc3345_3809709062" text:style-name="Index_20_Link" text:visited-style-name="Index_20_Link">Présentation du travail effectué<text:tab/>5</text:a></text:p>
          <text:p text:style-name="P13"><text:a xlink:type="simple" xlink:href="#__RefHeading___Toc3347_3809709062" text:style-name="Index_20_Link" text:visited-style-name="Index_20_Link">Synchronisation des interpolations<text:tab/>5</text:a></text:p>
          <text:p text:style-name="P13"><text:a xlink:type="simple" xlink:href="#__RefHeading___Toc3349_3809709062" text:style-name="Index_20_Link" text:visited-style-name="Index_20_Link">Révision de l’afficheur de paramètre<text:tab/>5</text:a></text:p>
          <text:p text:style-name="P2"><text:a xlink:type="simple" xlink:href="#__RefHeading___Toc3351_3809709062" text:style-name="Index_20_Link" text:visited-style-name="Index_20_Link">Présentation du travail prévu<text:tab/>5</text:a></text:p>
          <text:p text:style-name="P13"><text:a xlink:type="simple" xlink:href="#__RefHeading___Toc3353_3809709062" text:style-name="Index_20_Link" text:visited-style-name="Index_20_Link">Système de recherche<text:tab/>5</text:a></text:p>
          <text:p text:style-name="P2"><text:a xlink:type="simple" xlink:href="#__RefHeading___Toc3355_3809709062" text:style-name="Index_20_Link" text:visited-style-name="Index_20_Link">Discussion<text:tab/>5</text:a></text:p>
          <text:p text:style-name="P13"><text:a xlink:type="simple" xlink:href="#__RefHeading___Toc3357_3809709062" text:style-name="Index_20_Link" text:visited-style-name="Index_20_Link">Internationalisation<text:tab/>5</text:a></text:p>
          <text:p text:style-name="P13"><text:a xlink:type="simple" xlink:href="#__RefHeading___Toc3359_3809709062" text:style-name="Index_20_Link" text:visited-style-name="Index_20_Link">Nouvelles documentations<text:tab/>6</text:a></text:p>
          <text:p text:style-name="P13"><text:a xlink:type="simple" xlink:href="#__RefHeading___Toc3361_3809709062" text:style-name="Index_20_Link" text:visited-style-name="Index_20_Link">Système de recherche<text:tab/>6</text:a></text:p>
          <text:p text:style-name="P13"><text:a xlink:type="simple" xlink:href="#__RefHeading___Toc3363_3809709062" text:style-name="Index_20_Link" text:visited-style-name="Index_20_Link">Tests<text:tab/>6</text:a></text:p>
          <text:p text:style-name="P1"><text:a xlink:type="simple" xlink:href="#__RefHeading___Toc3365_3809709062" text:style-name="Index_20_Link" text:visited-style-name="Index_20_Link">Revue de sprint du 29/03/2023<text:tab/>7</text:a></text:p>
          <text:p text:style-name="P2"><text:a xlink:type="simple" xlink:href="#__RefHeading___Toc3367_3809709062" text:style-name="Index_20_Link" text:visited-style-name="Index_20_Link">Présentation du travail effectué<text:tab/>7</text:a></text:p>
          <text:p text:style-name="P13"><text:a xlink:type="simple" xlink:href="#__RefHeading___Toc3369_3809709062" text:style-name="Index_20_Link" text:visited-style-name="Index_20_Link">Affichage des tableaux<text:tab/>7</text:a></text:p>
          <text:p text:style-name="P13"><text:a xlink:type="simple" xlink:href="#__RefHeading___Toc3371_3809709062" text:style-name="Index_20_Link" text:visited-style-name="Index_20_Link">Retour à la ligne pour l’affichage par défaut tous<text:tab/>7</text:a></text:p>
          <text:p text:style-name="P2"><text:a xlink:type="simple" xlink:href="#__RefHeading___Toc3373_3809709062" text:style-name="Index_20_Link" text:visited-style-name="Index_20_Link">Présentation du travail prévu<text:tab/>7</text:a></text:p>
          <text:p text:style-name="P13"><text:a xlink:type="simple" xlink:href="#__RefHeading___Toc3375_3809709062" text:style-name="Index_20_Link" text:visited-style-name="Index_20_Link">Affiner le CSS<text:tab/>7</text:a></text:p>
          <text:p text:style-name="P2"><text:a xlink:type="simple" xlink:href="#__RefHeading___Toc3377_3809709062" text:style-name="Index_20_Link" text:visited-style-name="Index_20_Link">Discussion<text:tab/>7</text:a></text:p>
          <text:p text:style-name="P13"><text:a xlink:type="simple" xlink:href="#__RefHeading___Toc3379_3809709062" text:style-name="Index_20_Link" text:visited-style-name="Index_20_Link">Abandon de la partie recherche<text:tab/>7</text:a></text:p>
          <text:p text:style-name="P13"><text:a xlink:type="simple" xlink:href="#__RefHeading___Toc3381_3809709062" text:style-name="Index_20_Link" text:visited-style-name="Index_20_Link">Demande de revue de code<text:tab/>7</text:a></text:p>
        </text:index-body>
      </text:table-of-content>
      <text:p text:style-name="P5"/>
      <text:h text:style-name="P19" text:outline-level="1"><text:bookmark-start text:name="__RefHeading___Toc105_2257200912"/>Revue de sprint du 2<text:span text:style-name="T7">1</text:span>/02/2023<text:bookmark-end text:name="__RefHeading___Toc105_2257200912"/></text:h>
      <text:h text:style-name="Heading_20_2" text:outline-level="2"><text:bookmark-start text:name="__RefHeading___Toc110_2257200912"/>Présentation <text:span text:style-name="T1">du travail effectué</text:span><text:bookmark-end text:name="__RefHeading___Toc110_2257200912"/></text:h>
      <text:h text:style-name="Heading_20_3" text:outline-level="3"><text:bookmark-start text:name="__RefHeading___Toc112_2257200912"/>Fallback de l’API Rest de documentation<text:bookmark-end text:name="__RefHeading___Toc112_2257200912"/></text:h>
      <text:p text:style-name="P3">Le système qui parse l’url n’est pas satisfaisant selon le client.</text:p>
      <text:p text:style-name="P6">→ Organisation d’une réunion sur ce point nécessaire.</text:p>
      <text:p text:style-name="P6">→ Etude d’alternative, <text:span text:style-name="T2">existance d’un tel système sous Django ?</text:span>.</text:p>
      <text:h text:style-name="Heading_20_3" text:outline-level="3"><text:bookmark-start text:name="__RefHeading___Toc114_2257200912"/>Détection de documentation invalide<text:bookmark-end text:name="__RefHeading___Toc114_2257200912"/></text:h>
      <text:p text:style-name="P6">Première itération validé</text:p>
      <text:h text:style-name="Heading_20_3" text:outline-level="3"><text:bookmark-start text:name="__RefHeading___Toc116_2257200912"/>Réécriture de domaine dans les documentation<text:bookmark-end text:name="__RefHeading___Toc116_2257200912"/></text:h>
      <text:p text:style-name="P6">La syntaxe pour appeler un remplacement de nom de domaine n’est pas satisfaisante. Les collaborateurs doivent pouvoir déposer leur documentation dans le serveur et lors de la visualisation sans passer par le frontend, ils doivent pouvoir charger correctement les images. Cela implique qu’ils écrivent les liens en relatif.</text:p>
      <text:p text:style-name="P6">→ Le système doit réécrire lorsque des chemins relatifs sont identifiés.</text:p>
      <text:p text:style-name="P6">Le client valide le reste du système mais estime qu’il n’est pas suffisamment satisfaisant sans identifié dans l’immédiat d’alternative.</text:p>
      <text:p text:style-name="P6">→ Organisation d’une réunion sur ce point nécessaire.</text:p>
      <text:p text:style-name="P6">→ Étude d’alternative.</text:p>
      <text:h text:style-name="Heading_20_3" text:outline-level="3"><text:bookmark-start text:name="__RefHeading___Toc118_2257200912"/>Affichage de la documentation dans la popover<text:bookmark-end text:name="__RefHeading___Toc118_2257200912"/></text:h>
      <text:p text:style-name="P7">Le client demande de centrer l’écran sur le popover lors de son ouverture.</text:p>
      <text:p text:style-name="P7">→ <text:span text:style-name="T3">Mettre en place ce système</text:span></text:p>
      <text:p text:style-name="P7">Il propose d’inciter les collaborateur à écrire les documentations en format paysage.</text:p>
      <text:p text:style-name="P7">→ <text:span text:style-name="T3">Définir des conseils d’écriture des documentation</text:span></text:p>
      <text:p text:style-name="P8">Le client va écrire des documentations typique.</text:p>
      <text:h text:style-name="Heading_20_3" text:outline-level="3"><text:bookmark-start text:name="__RefHeading___Toc120_2257200912"/>Interpolation dans les documentations<text:bookmark-end text:name="__RefHeading___Toc120_2257200912"/></text:h>
      <text:p text:style-name="P8">Le client nous a indiqué que leur système de contraintes à une convention qui est que lorsqu’un paramètre est présent mais pour lequel aucun objet n’est pointé alors cela veut dire que le paramètre pointe vers toutes les instances de ce paramètre.</text:p>
      <text:p text:style-name="P8">Dans ce genre de cas le client demande que l’interpolation ne liste pas toutes les instances du paramètre mais affiche un mot désignant toutes les instances.</text:p>
      <text:p text:style-name="P8">→ Mettre en place ce systèm<text:span text:style-name="T1">e</text:span></text:p>
      <text:h text:style-name="Heading_20_2" text:outline-level="2"><text:bookmark-start text:name="__RefHeading___Toc122_2257200912"/><text:soft-page-break/>Présentation <text:span text:style-name="T1">du travail prévu</text:span><text:bookmark-end text:name="__RefHeading___Toc122_2257200912"/></text:h>
      <text:h text:style-name="Heading_20_3" text:outline-level="3"><text:bookmark-start text:name="__RefHeading___Toc1769_1584085879"/>Système de recherche<text:bookmark-end text:name="__RefHeading___Toc1769_1584085879"/></text:h>
      <text:p text:style-name="P9">Nous avons proposé d’ajouter des tags sur les contraintes pour les utiliser lors de la recherche de contrainte.</text:p>
      <text:p text:style-name="P9">→ Système validé</text:p>
      <text:p text:style-name="P9">Le client nous a demandé également d’utiliser un système de recherche de correspondance qui aurait pioché dans les documentations où dans des champs de description de contrainte qui seront éventuellement ajoutés.</text:p>
      <text:p text:style-name="P9">→ Voir si un tel système de recherche open-source existe.</text:p>
      <text:h text:style-name="Heading_20_3" text:outline-level="3"><text:bookmark-start text:name="__RefHeading___Toc126_2257200912"/>Extension de la d<text:span text:style-name="T4">étection de documentation invalide</text:span><text:bookmark-end text:name="__RefHeading___Toc126_2257200912"/></text:h>
      <text:p text:style-name="P9">Nous avons proposé d’étendre ce système en détectant au démarrage des documentations qui demanderait des images non hosté ou des interpolations impossible.</text:p>
      <text:p text:style-name="P9">Le client n’étant pas familier avec la CI il nous a indiqué de ne pas aller trop loin dans le mécanisme détection des documentations invalides.</text:p>
      <text:p text:style-name="P9">→ <text:span text:style-name="T5">Laisser tombé cette extension si elle devient trop complexe.</text:span></text:p>
      <text:h text:style-name="Heading_20_2" text:outline-level="2"><text:bookmark-start text:name="__RefHeading___Toc128_2257200912"/>Discussion<text:bookmark-end text:name="__RefHeading___Toc128_2257200912"/></text:h>
      <text:h text:style-name="Heading_20_3" text:outline-level="3"><text:bookmark-start text:name="__RefHeading___Toc130_2257200912"/>Migration du frontend<text:bookmark-end text:name="__RefHeading___Toc130_2257200912"/></text:h>
      <text:p text:style-name="P4">Une rapide discussion a eu lieu sur le portage du front de l’application vers VueJS. En l’état le serveur Django le gère au travers de template. Léo Cusseau est en charge de trouvé un moyen d’initier le portage en faisant cohabiter les template Django avec une application VueJS.</text:p>
      <text:p text:style-name="P4">Nous avons précisé que nous essayons de développer les fonctionnalités afin qu’elle fonctionne dans le cadre de cette cohabitation et que lors du portage complet vers VueJS il soit aisé de les réadapté.</text:p>
      <text:p text:style-name="P4">→ Prévoir une réunion avec Léo Cusseau pour comprendre comment il prévoit la cohabitation puis le portage complet afin d’adapter au mieux ce que nous développons à ce contexte.</text:p>
      <text:h text:style-name="P20" text:outline-level="1"><text:bookmark-start text:name="__RefHeading___Toc3343_3809709062"/>Revue de sprint du <text:span text:style-name="T10">14</text:span>/0<text:span text:style-name="T10">3</text:span>/2023<text:bookmark-end text:name="__RefHeading___Toc3343_3809709062"/></text:h>
      <text:h text:style-name="P22" text:outline-level="2"><text:bookmark-start text:name="__RefHeading___Toc3345_3809709062"/>Présentation <text:span text:style-name="T1">du travail effectué</text:span><text:bookmark-end text:name="__RefHeading___Toc3345_3809709062"/></text:h>
      <text:h text:style-name="Heading_20_3" text:outline-level="3"><text:bookmark-start text:name="__RefHeading___Toc3347_3809709062"/>Synchronisation des interpolations<text:bookmark-end text:name="__RefHeading___Toc3347_3809709062"/></text:h>
      <text:p text:style-name="P29"><text:span text:style-name="T12">Le client a demandé pourquoi ces stores utilisaient un délai pour se charger.</text:span></text:p>
      <text:p text:style-name="P29"><text:span text:style-name="T12">Nous avons précisé que ce délai venait du fait qu’on copiait un objet chargé de manière asynchrone et nous ne pouvions pas se synchroniser sur ce chargement. De fait nous avons mis en place un délai arbitraire pour lancer la copie. D’autre part nous avons préciser que à terme, nous ne copierons plus un objet mais nous utiliserons directement l’API Rest existante sur laquelle nous pourrons nous synchroniser parfaitement. </text:span></text:p>
      <text:p text:style-name="P29">→ <text:span text:style-name="T14">Passer en chargement par requête à l’API.</text:span></text:p>
      <text:h text:style-name="Heading_20_3" text:outline-level="3"><text:bookmark-start text:name="__RefHeading___Toc3349_3809709062"/>Révision de l’afficheur de paramètre<text:bookmark-end text:name="__RefHeading___Toc3349_3809709062"/></text:h>
      <text:p text:style-name="P30">Le client nous a fait remarquer que l’usage de balise &lt;p&gt; pour chaque instance n’était pas idéal car créant un saut de ligne à l’affichage.</text:p>
      <text:p text:style-name="P30">→ Utiliser une autre balise qui ne créer pas de saut de ligne.</text:p>
      <text:h text:style-name="P22" text:outline-level="2"><text:bookmark-start text:name="__RefHeading___Toc3351_3809709062"/>Présentation <text:span text:style-name="T1">du travail prévu</text:span><text:bookmark-end text:name="__RefHeading___Toc3351_3809709062"/></text:h>
      <text:h text:style-name="Heading_20_3" text:outline-level="3"><text:bookmark-start text:name="__RefHeading___Toc3353_3809709062"/>Système de recherche<text:bookmark-end text:name="__RefHeading___Toc3353_3809709062"/></text:h>
      <text:p text:style-name="P35">Pour le système de recherche de correspondance le client à affiner son besoin en précisant que le système de recherche devrait chercher les tags ou les mots clefs dans une partie de la documentation et pas dans les classes de contraintes.</text:p>
      <text:p text:style-name="P35">→ Prévoir le système pour qu’il recherche dans la documentation <text:span text:style-name="T16">et donc être indépendant des objets contraintes du serveur.</text:span></text:p>
      <text:p text:style-name="P37"><text:span text:style-name="T17">Nous avons également proposé d’implémenter ce système côté serveur. Le client était inquiet que le système ne soit pas assez réactif à cause des temps de communication ou que trop de requête soient émise si à chaque fois que l’utilisateur tape un caractère une nouvelle requête soit émise</text:span></text:p>
      <text:p text:style-name="P36">→ Prévoir un système temporise les requête tant que l’utilisateur tape quelque chose.</text:p>
      <text:p text:style-name="P36">→ Faire des mesures de perfomance</text:p>
      <text:h text:style-name="P22" text:outline-level="2"><text:bookmark-start text:name="__RefHeading___Toc3355_3809709062"/>Discussion<text:bookmark-end text:name="__RefHeading___Toc3355_3809709062"/></text:h>
      <text:h text:style-name="Heading_20_3" text:outline-level="3"><text:bookmark-start text:name="__RefHeading___Toc3357_3809709062"/>Internationalisation<text:bookmark-end text:name="__RefHeading___Toc3357_3809709062"/></text:h>
      <text:p text:style-name="P31">Le client nous a précisé que l’équipe commençait à voir pour un outil d’internationalisation des interfaces mais qu’en l’état nous ne devions pas l’utiliser mais plutôt avoir des interfaces en anglais. D’autre part il nous a demandé de bien utiliser l’anglais de manière général pour les commentaires, nom de méthode et paramètre et cetera…</text:p>
      <text:p text:style-name="P31"><text:soft-page-break/>→ <text:span text:style-name="T13">S’assurer que ce principe est bien appliqué.</text:span></text:p>
      <text:h text:style-name="Heading_20_3" text:outline-level="3"><text:bookmark-start text:name="__RefHeading___Toc3359_3809709062"/>Nouvelles documentations<text:bookmark-end text:name="__RefHeading___Toc3359_3809709062"/></text:h>
      <text:p text:style-name="P32">Le client nous a demandé de tirer un ensemble de documentation qu’il venait de produire.</text:p>
      <text:p text:style-name="P32">Au moment de charger la documentation nous avons remarqué que le système ne prenait pas en charge l’affichage des tableaux. Cela venant du fait que le composant tiers pour afficher les documentations nécessite un option pour afficher les tableaux.</text:p>
      <text:p text:style-name="P33"><text:span text:style-name="T15">→ Régler VueShowdow pour afficher les tableaux.</text:span></text:p>
      <text:p text:style-name="P34">Nous avons également remarqué les paramètres primitifs n’étaient pas gérer par l’afficheur.</text:p>
      <text:p text:style-name="P34">→ Gérer les paramètres primitifs dans le système.</text:p>
      <text:h text:style-name="Heading_20_3" text:outline-level="3"><text:bookmark-start text:name="__RefHeading___Toc3361_3809709062"/>Système de recherche<text:bookmark-end text:name="__RefHeading___Toc3361_3809709062"/></text:h>
      <text:p text:style-name="P36">Le client a rappelé que cette partie du projet n’était pas prioritaire</text:p>
      <text:p text:style-name="P36">→ Prioriser le travail sur l’affichage des documentations.</text:p>
      <text:h text:style-name="Heading_20_3" text:outline-level="3"><text:bookmark-start text:name="__RefHeading___Toc3363_3809709062"/>Tests<text:bookmark-end text:name="__RefHeading___Toc3363_3809709062"/></text:h>
      <text:p text:style-name="P36">Le client a discuter de fait de tester les développements. Il nous a demandé de tester un maximum de chose. Cependant nous n’avons pas de véritable méthode pour tester notre production.</text:p>
      <text:p text:style-name="P36">→ Définir comment tester les composants</text:p>
      <text:h text:style-name="P21" text:outline-level="1"><text:bookmark-start text:name="__RefHeading___Toc3365_3809709062"/><text:span text:style-name="T11">Revue de sprint du </text:span><text:span text:style-name="T8">29</text:span><text:span text:style-name="T11">/0</text:span><text:span text:style-name="T10">3</text:span><text:span text:style-name="T11">/2023</text:span><text:bookmark-end text:name="__RefHeading___Toc3365_3809709062"/></text:h>
      <text:h text:style-name="P24" text:outline-level="2"><text:bookmark-start text:name="__RefHeading___Toc3367_3809709062"/>Présentation <text:span text:style-name="T1">du travail effectué</text:span><text:bookmark-end text:name="__RefHeading___Toc3367_3809709062"/></text:h>
      <text:h text:style-name="P25" text:outline-level="3"><text:bookmark-start text:name="__RefHeading___Toc3369_3809709062"/><text:span text:style-name="T9">Affichage des tableaux</text:span><text:bookmark-end text:name="__RefHeading___Toc3369_3809709062"/></text:h>
      <text:p text:style-name="P38">Le client nous a demandé de voir si les tableaux afficher peuvent bien séparer les cases en affichant les lignes du tableau car sinon la documentation n’est pas claire.</text:p>
      <text:p text:style-name="P38">→ Voir si VueShowdown peut afficher les lignes d’un tableau</text:p>
      <text:h text:style-name="P26" text:outline-level="3"><text:bookmark-start text:name="__RefHeading___Toc3371_3809709062"/>Retour à la ligne pour l’affichage par défaut tous<text:bookmark-end text:name="__RefHeading___Toc3371_3809709062"/></text:h>
      <text:p text:style-name="P39">Nous avons remarqué lors de la présentation que l’afficheur de paramètre faisait un retour à la ligne lorsqu’il affichait la valeur par défaut « tous ».</text:p>
      <text:p text:style-name="P40"><text:span text:style-name="T18">→ </text:span><text:span text:style-name="T19">Changer la balise &lt;p&gt; par &lt;span&gt;.</text:span></text:p>
      <text:h text:style-name="P24" text:outline-level="2"><text:bookmark-start text:name="__RefHeading___Toc3373_3809709062"/>Présentation <text:span text:style-name="T1">du travail prévu</text:span><text:bookmark-end text:name="__RefHeading___Toc3373_3809709062"/></text:h>
      <text:h text:style-name="P27" text:outline-level="3"><text:bookmark-start text:name="__RefHeading___Toc3375_3809709062"/>Affiner le CSS<text:bookmark-end text:name="__RefHeading___Toc3375_3809709062"/></text:h>
      <text:p text:style-name="P39">Le client nous a demandé d’affiner le CSS afin d’obtenir une interface ergonomique</text:p>
      <text:p text:style-name="P39">→ Revoir la taille de la popover sur les documentations existantes.</text:p>
      <text:p text:style-name="P39">→ Revoir le CSS sur la création de documentation afin d’enlever le blanc inutil.</text:p>
      <text:p text:style-name="P39">→ Vérifier que la taille de la popover sur la création de documentation est convenable.</text:p>
      <text:h text:style-name="P23" text:outline-level="2"><text:bookmark-start text:name="__RefHeading___Toc3377_3809709062"/>Discussion<text:bookmark-end text:name="__RefHeading___Toc3377_3809709062"/></text:h>
      <text:h text:style-name="Heading_20_3" text:outline-level="3"><text:bookmark-start text:name="__RefHeading___Toc3379_3809709062"/>Abandon de la partie recherche<text:bookmark-end text:name="__RefHeading___Toc3379_3809709062"/></text:h>
      <text:p text:style-name="P39">Nous avons convenu avec le client que faute de temps nous ne pourrions commencer le système de recherche. Nous avons décider de nous focaliser sur l’affichage de documentation.</text:p>
      <text:p text:style-name="P39">→ Annuler les tâches relative au système de recherche.</text:p>
      <text:h text:style-name="P26" text:outline-level="3"><text:bookmark-start text:name="__RefHeading___Toc3381_3809709062"/>Demande de revue de code<text:bookmark-end text:name="__RefHeading___Toc3381_3809709062"/></text:h>
      <text:p text:style-name="P39">Le client nous a demander de prévoir une revue de code avec des mainteneur du projet afin de présenter en détail les différentes parties du code produit, ainsi que le fonctionnement afin de faciliter la reprise de notre travail.</text:p>
      <text:p text:style-name="P39">→ Prévoir une revue de co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31T12:19:25.311000000</dc:date>
    <meta:editing-duration>PT1H9M4S</meta:editing-duration>
    <meta:editing-cycles>18</meta:editing-cycles>
    <meta:generator>LibreOffice/7.0.2.2$Windows_X86_64 LibreOffice_project/8349ace3c3162073abd90d81fd06dcfb6b36b994</meta:generator>
    <meta:document-statistic meta:table-count="0" meta:image-count="0" meta:object-count="0" meta:page-count="7" meta:paragraph-count="132" meta:word-count="1435" meta:character-count="8931" meta:non-whitespace-character-count="7627"/>
  </office:meta>
</office:document-meta>
</file>